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46cm" fo:min-width="1.296cm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textarea-horizontal-align="justify" draw:textarea-vertical-align="middle" draw:auto-grow-height="false" fo:min-height="1.116cm" fo:min-width="0.9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16cm" fo:min-width="0.9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2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0.96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0.964cm" style:use-optimal-column-width="false"/>
    </style:style>
    <style:style style:name="co4" style:family="table-column">
      <style:table-column-properties style:column-width="0.986cm" style:use-optimal-column-width="false"/>
    </style:style>
    <style:style style:name="co5" style:family="table-column">
      <style:table-column-properties style:column-width="0.846cm" style:use-optimal-column-width="false"/>
    </style:style>
    <style:style style:name="ro1" style:family="table-row">
      <style:table-row-properties style:row-height="0.9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0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AR PL SungtiL GB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54cm" svg:height="2.54cm" svg:x="14.224cm" svg:y="6.35cm">
          <text:p text:style-name="P1"><text:span text:style-name="T1">V</text:span><text:span text:style-name="T2">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4.986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1.43cm" svg:y="10.16cm">
          <text:p text:style-name="P1"><text:span text:style-name="T1">V</text:span><text:span text:style-name="T2">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7.531cm" svg:y="10.161cm">
          <text:p text:style-name="P1"><text:span text:style-name="T1">V</text:span><text:span text:style-name="T2">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8.932cm" svg:y="4.762cm">
          <text:p text:style-name="P1"><text:span text:style-name="T1">V</text:span><text:span text:style-name="T2">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0.431cm" svg:y="4.261cm">
          <text:p text:style-name="P1"><text:span text:style-name="T1">V</text:span><text:span text:style-name="T2">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4.732cm" svg:y="1.562cm">
          <text:p text:style-name="P1"><text:span text:style-name="T1">V</text:span><text:span text:style-name="T2">ulner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9.42cm" svg:height="0.962cm" svg:x="11.262cm" svg:y="12.7cm">
          <draw:text-box>
            <text:p><text:span text:style-name="T3">_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54cm" svg:height="2.54cm" svg:x="14.224cm" svg:y="6.35cm">
          <text:p text:style-name="P1"><text:span text:style-name="T4">P(</text:span><text:span text:style-name="T2">reputation</text:span><text:span text:style-name="T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4.986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1.43cm" svg:y="10.16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48cm" svg:height="0.763cm" svg:x="17.948cm" svg:y="6.865cm">
          <draw:text-box>
            <text:p><text:span text:style-name="T4">P(</text:span><text:span text:style-name="T2">infection</text:span><text:span text:style-name="T5">)</text:span></text:p>
          </draw:text-box>
        </draw:frame>
        <draw:frame draw:style-name="gr7" draw:text-style-name="P2" draw:layer="layout" svg:width="2.526cm" svg:height="1.275cm" svg:x="17.286cm" svg:y="9.266cm">
          <draw:text-box>
            <text:p><text:span text:style-name="T4">P(</text:span><text:span text:style-name="T2">infection</text:span><text:span text:style-name="T5">)</text:span></text:p>
          </draw:text-box>
        </draw:frame>
        <draw:frame draw:style-name="gr7" draw:text-style-name="P2" draw:layer="layout" svg:width="2.702cm" svg:height="1.275cm" svg:x="10.922cm" svg:y="9.167cm">
          <draw:text-box>
            <text:p><text:span text:style-name="T4">P(</text:span><text:span text:style-name="T2">infection</text:span><text:span text:style-name="T5">)</text:span></text:p>
          </draw:text-box>
        </draw:frame>
        <draw:line draw:style-name="gr8" draw:text-style-name="P4" draw:layer="layout" svg:x1="15.669cm" svg:y1="5.996cm" svg:x2="15.671cm" svg:y2="4.218cm">
          <text:p/>
        </draw:line>
        <draw:line draw:style-name="gr8" draw:text-style-name="P4" draw:layer="layout" svg:x1="17.015cm" svg:y1="7.064cm" svg:x2="18.804cm" svg:y2="6.372cm">
          <text:p/>
        </draw:line>
        <draw:line draw:style-name="gr8" draw:text-style-name="P4" draw:layer="layout" svg:x1="16.522cm" svg:y1="8.625cm" svg:x2="17.762cm" svg:y2="10.174cm">
          <text:p/>
        </draw:line>
        <draw:line draw:style-name="gr8" draw:text-style-name="P4" draw:layer="layout" svg:x1="14.425cm" svg:y1="8.686cm" svg:x2="13.229cm" svg:y2="10.179cm">
          <text:p/>
        </draw:line>
        <draw:line draw:style-name="gr8" draw:text-style-name="P4" draw:layer="layout" svg:x1="14.221cm" svg:y1="6.861cm" svg:x2="12.442cm" svg:y2="6.103cm">
          <text:p/>
        </draw:line>
        <draw:frame draw:style-name="gr4" draw:text-style-name="P2" draw:layer="layout" svg:width="9.42cm" svg:height="0.962cm" svg:x="11.262cm" svg:y="12.7cm">
          <draw:text-box>
            <text:p><text:span text:style-name="T3">P(infection) = P(reputation)</text:span></text:p>
          </draw:text-box>
        </draw:frame>
        <draw:custom-shape draw:style-name="gr3" draw:text-style-name="P1" draw:layer="layout" svg:width="2.032cm" svg:height="1.932cm" svg:x="17.531cm" svg:y="10.161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8.932cm" svg:y="4.762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0.431cm" svg:y="4.261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4.732cm" svg:y="1.562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48cm" svg:height="0.763cm" svg:x="12.848cm" svg:y="5.666cm">
          <draw:text-box>
            <text:p><text:span text:style-name="T4">P(</text:span><text:span text:style-name="T2">infection</text:span><text:span text:style-name="T5">)</text:span></text:p>
          </draw:text-box>
        </draw:frame>
        <draw:frame draw:style-name="gr6" draw:text-style-name="P2" draw:layer="layout" svg:width="2.48cm" svg:height="0.763cm" svg:x="15.748cm" svg:y="4.367cm">
          <draw:text-box>
            <text:p><text:span text:style-name="T4">P(</text:span><text:span text:style-name="T2">infection</text:span><text:span text:style-name="T5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54cm" svg:height="2.54cm" svg:x="14.224cm" svg:y="6.35cm">
          <text:p text:style-name="P1"><text:span text:style-name="T4">P(</text:span><text:span text:style-name="T2">reputation</text:span><text:span text:style-name="T5">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016cm" svg:height="1.016cm" svg:x="14.986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1.43cm" svg:y="10.16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48cm" svg:height="0.763cm" svg:x="17.948cm" svg:y="6.865cm">
          <draw:text-box>
            <text:p><text:span text:style-name="T4">P(</text:span><text:span text:style-name="T2">trust</text:span><text:span text:style-name="T5">)</text:span></text:p>
          </draw:text-box>
        </draw:frame>
        <draw:frame draw:style-name="gr6" draw:text-style-name="P2" draw:layer="layout" svg:width="2.44cm" svg:height="0.763cm" svg:x="17.286cm" svg:y="9.266cm">
          <draw:text-box>
            <text:p><text:span text:style-name="T4">P(</text:span><text:span text:style-name="T2">trust</text:span><text:span text:style-name="T5">)</text:span></text:p>
          </draw:text-box>
        </draw:frame>
        <draw:frame draw:style-name="gr6" draw:text-style-name="P2" draw:layer="layout" svg:width="2.276cm" svg:height="0.763cm" svg:x="11.348cm" svg:y="9.167cm">
          <draw:text-box>
            <text:p><text:span text:style-name="T4">P(</text:span><text:span text:style-name="T2">trust</text:span><text:span text:style-name="T5">)</text:span></text:p>
          </draw:text-box>
        </draw:frame>
        <draw:line draw:style-name="gr8" draw:text-style-name="P4" draw:layer="layout" svg:x1="15.653cm" svg:y1="4.218cm" svg:x2="15.687cm" svg:y2="5.996cm">
          <text:p/>
        </draw:line>
        <draw:line draw:style-name="gr8" draw:text-style-name="P4" draw:layer="layout" svg:x1="18.792cm" svg:y1="6.345cm" svg:x2="17.025cm" svg:y2="7.091cm">
          <text:p/>
        </draw:line>
        <draw:line draw:style-name="gr8" draw:text-style-name="P4" draw:layer="layout" svg:x1="17.776cm" svg:y1="10.162cm" svg:x2="16.509cm" svg:y2="8.635cm">
          <text:p/>
        </draw:line>
        <draw:line draw:style-name="gr8" draw:text-style-name="P4" draw:layer="layout" svg:x1="13.21cm" svg:y1="10.162cm" svg:x2="14.445cm" svg:y2="8.701cm">
          <text:p/>
        </draw:line>
        <draw:line draw:style-name="gr8" draw:text-style-name="P4" draw:layer="layout" svg:x1="12.441cm" svg:y1="6.103cm" svg:x2="14.22cm" svg:y2="6.862cm">
          <text:p/>
        </draw:line>
        <draw:frame draw:style-name="gr4" draw:text-style-name="P2" draw:layer="layout" svg:width="9.42cm" svg:height="0.962cm" svg:x="11.262cm" svg:y="12.7cm">
          <draw:text-box>
            <text:p><text:span text:style-name="T3">P</text:span><text:span text:style-name="T3">(</text:span><text:span text:style-name="T3">i</text:span><text:span text:style-name="T3">n</text:span><text:span text:style-name="T3">f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) </text:span><text:span text:style-name="T3">=</text:span><text:span text:style-name="T3"> </text:span><text:span text:style-name="T3">P</text:span><text:span text:style-name="T3">(</text:span><text:span text:style-name="T3">r</text:span><text:span text:style-name="T3">e</text:span><text:span text:style-name="T3">p</text:span><text:span text:style-name="T3">u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)</text:span></text:p>
          </draw:text-box>
        </draw:frame>
        <draw:custom-shape draw:style-name="gr9" draw:text-style-name="P1" draw:layer="layout" svg:width="2.032cm" svg:height="1.932cm" svg:x="17.531cm" svg:y="10.161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8.932cm" svg:y="4.762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0.431cm" svg:y="4.261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1.932cm" svg:x="14.732cm" svg:y="1.562cm">
          <text:p text:style-name="P1"><text:span text:style-name="T4">P</text:span><text:span text:style-name="T2">rep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48cm" svg:height="0.763cm" svg:x="12.848cm" svg:y="5.666cm">
          <draw:text-box>
            <text:p><text:span text:style-name="T4">P(</text:span><text:span text:style-name="T2">trust</text:span><text:span text:style-name="T5">)</text:span></text:p>
          </draw:text-box>
        </draw:frame>
        <draw:frame draw:style-name="gr6" draw:text-style-name="P2" draw:layer="layout" svg:width="2.48cm" svg:height="0.763cm" svg:x="15.748cm" svg:y="4.367cm">
          <draw:text-box>
            <text:p><text:span text:style-name="T4">P(</text:span><text:span text:style-name="T2">trust</text:span><text:span text:style-name="T5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0.959cm" svg:height="9.719cm" svg:x="3.868cm" svg:y="3.38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999cm" svg:height="9.719cm" svg:x="6.293cm" svg:y="3.4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0.963cm" svg:height="9.719cm" svg:x="13.914cm" svg:y="3.585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</table:table>
          <draw:image xlink:href="Pictures/TablePreview3.svm" xlink:type="simple" xlink:show="embed" xlink:actuate="onLoad"/>
        </draw:frame>
        <draw:frame draw:style-name="gr4" draw:text-style-name="P2" draw:layer="layout" svg:width="0.762cm" svg:height="0.962cm" svg:x="5.106cm" svg:y="7.882cm">
          <draw:text-box>
            <text:p>X</text:p>
          </draw:text-box>
        </draw:frame>
        <draw:frame draw:style-name="gr4" draw:text-style-name="P2" draw:layer="layout" svg:width="0.762cm" svg:height="0.962cm" svg:x="12.606cm" svg:y="7.882cm">
          <draw:text-box>
            <text:p>X</text:p>
          </draw:text-box>
        </draw:frame>
        <draw:frame draw:style-name="standard" draw:layer="layout" svg:width="0.985cm" svg:height="9.719cm" svg:x="18.06cm" svg:y="3.629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gray3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0.845cm" svg:height="9.719cm" svg:x="21.22cm" svg:y="3.62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gray3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</table:table>
          <draw:image xlink:href="Pictures/TablePreview5.svm" xlink:type="simple" xlink:show="embed" xlink:actuate="onLoad"/>
        </draw:frame>
        <draw:frame draw:style-name="gr4" draw:text-style-name="P2" draw:layer="layout" svg:width="0.762cm" svg:height="0.962cm" svg:x="19.706cm" svg:y="7.882cm">
          <draw:text-box>
            <text:p>X</text:p>
          </draw:text-box>
        </draw:frame>
        <draw:frame draw:style-name="gr10" draw:text-style-name="P5" draw:layer="layout" svg:width="1.012cm" svg:height="1.262cm" svg:x="16.006cm" svg:y="7.882cm">
          <draw:text-box>
            <text:p><text:span text:style-name="T6">+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11:36:11.119689458</meta:creation-date>
    <dc:date>2018-12-18T17:24:12.164177773</dc:date>
    <meta:editing-duration>PT1H23S</meta:editing-duration>
    <meta:editing-cycles>25</meta:editing-cycles>
    <meta:generator>LibreOffice/6.0.6.2$Linux_X86_64 LibreOffice_project/00m0$Build-2</meta:generator>
    <meta:document-statistic meta:object-count="82"/>
  </office:meta>
</office:document-meta>
</file>